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02cm"/>
    </style:style>
    <style:style style:name="co2" style:family="table-column">
      <style:table-column-properties fo:break-before="auto" style:column-width="10.259cm"/>
    </style:style>
    <style:style style:name="co3" style:family="table-column">
      <style:table-column-properties fo:break-before="auto" style:column-width="39.536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981-030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19&amp;20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91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404notf0und (UF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92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 Agua em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09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 Economia em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81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BCustos (São Leopoldo, R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2-825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cademia (Caraca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427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cademy of Management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85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chegas.ne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10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cta Paulista de Enfermagem (UNIFE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0-203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ctas de Diseñ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4-452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ctuel Marx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92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dm. MADE (Universidade Estácio de S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45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dministração de Empresas em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77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dministração em Diálog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925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dvances in Consumer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499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dvances in Health Sciences Educ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61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dvances in Scientific and Applied Account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05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gitprop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52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grarian (Dourado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6-035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groalimentaria (Caraca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29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groanalysis (FGV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59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lcance (UNIVALI) (Cessou em 2007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2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lceu (PUC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21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leph (UFF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39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letheia (ULBR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627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liso (Rancho Santa Ana Botanic Garde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62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mbiente Construído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87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mbiente Construído (São Paul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21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méric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84-097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nalele Universitatii "Eftimie Murgu" Resita. Fascicola II, Facultatea de Stiinte Economice si Administrativ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68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nálise (PUCR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30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nálise (UFRGS. 2006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92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nálise Econômica (UFRG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07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nimus (Santa Mar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02-899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nthropologie et Société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58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nualpec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16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nuário da Produção Acadêmica Docente (Anhanguera Educacional. Valinh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84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pplied Econom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85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pplied Economics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4-614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pplied Semiotic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190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pplied Stochastic Models in Business and Indu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249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rizona Journal of Hispanic Cultural Studi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699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RQ (Santiago. En líne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9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rquitextos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26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rquivos Brasileiros de Psicologia (UFRJ. 2003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6-159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sian Journal of Technology Innovation (Seou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07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valiação (UNICAM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10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Avicultura Industrial (Porto Feliz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236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Bahia Agrícol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11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Bahia Analise &amp; Dad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84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Banas Qualidade (Cessou em 2003. Cont. ISSN 1679-9690 Falando em Qualidad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69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BAR. Brazilian Administration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54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Base (UNISINO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34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BBR. Brazilian Business Review (Edição em português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38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BBR. Brazilian Business Review (English Edition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51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BDM (São Paul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525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Behavioral and Brain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5-588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BiD. Textos Universitaris de Biblioteconomia i Documentació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81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BIS. Boletim do Instituto de Saúd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73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Boletim NEI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406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Boletín de Reseñas Bibliográf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28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Brasil em Números (1992. Impresso) (Cessou em 1996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72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Brasil Mineral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82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Brazilian Political Science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070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British Food Journal (1966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31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British Journal of Soc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84-877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Bulletin de la SDIE (Cessou em 1995. Cont. ISSN 0838-9667 Information SDI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2-652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Bulletin trimestriel de la Fondation Auschwitz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473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Business Strategy and the Environ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97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derno CRH (UFBA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80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derno de Administração (UE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64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derno de Gestão &amp; Regionalid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50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derno de Idé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41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derno de pesquisa do Programa de Mestrado Profissionalizante em Gestão de Políticas Públicas (UNIVAL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74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derno de Pesquisas em Administração (USP) (Cessou em 2005. Cont. ISSN 1809-2276 REGE. Revista de Gestão 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97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derno Virtual de Turismo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91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derno.co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9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dernos da FCECA (PUC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58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dernos de Administração (Macaé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12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dernos de Administração Rural (ESAL) (Cessou em 1998. Cont. ISSN 1517-3879 Organizações Rurais e Agroindustriais (UFL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728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dernos de Pedagogia So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dernos de Saúde Pública (ENSP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95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dernos EBAPE.BR (FGV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26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dernos Gestão Pública e Cidadan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44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dernos Gestão So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2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dernos Metrópole (PUC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28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dernos PROLAM/USP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40-853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hier de Recherche - HEC Montréal. Chaire d?entrepreneuriat Rogers-J.-A.-Bombardie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03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minhos (UCG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03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minhos (UFM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397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nadian Journal of Agricultural Eco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10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nadian Journal of Histo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26-366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nadian Journal of Latin American and Caribbean Studi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25-038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nadian Journal of the Administrative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043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reer Development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01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arta Capital na Escol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20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ena Internacional (Un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246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entral European Journal of Operations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6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ERNE (UFL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6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iência &amp; Saúde Coletiva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96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iência da Informação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05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iência e Agrotecnologia (UFL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iência e Cul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30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iência e Natu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iência e Saúde Coletiva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48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iências Sociais Aplicadas em Revista (Cascavel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6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iências Sociais em Perspectiv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5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iências Sociais Unisin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08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ivitas: Revista de Ciências Sociai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87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ffee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021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gnitive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52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labor@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5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mCiência (UNI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47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mmunicare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414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mmunications in Statistics. Simulation and Computation,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88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mpetência (Porto 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4-529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mpetition &amp; Chang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966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mportamento Organizacional e Gestã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ADMINISTRAÇÃO, CIÊNCIAS CONTÁBEIS E TURISMO <text:s text:c="6"/></text:p>
          </table:table-cell>
          <table:table-cell office:value-type="string">
            <text:p>Compras Públ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947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mputational Statistics &amp; Data Analy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054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mputers &amp; Operation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05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mum (FACH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2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municação &amp; Polí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65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municação &amp; Socieda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58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municação em Ciências da Saú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98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municação, Mídia e Consumo (São Paul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62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ncurrency and Compu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53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njuntura &amp; Planejament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594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njuntura Economica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656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ns-Ciências (Port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619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nstruction Management &amp; Econom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2-189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ntabilidad y Negoci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4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ntabilidade Vista &amp; Revist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92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ntabilidade, Gestão e Governanç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52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ntexto Internacional (PUCRJ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08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ntextus (Fortalez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22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ntrapontos (UNIVALI) (Cessou em 2008. Cont. ISSN 1984-7114 Contrapontos (Online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7-923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rporate Ownership &amp; Contro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3-358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orporate Reputation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204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ritical Perspectives on International Busines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68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ronos (Natal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786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uadernos de Turism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511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uadernos del CIMBAG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83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ultur: Revista de Cultura e Turism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03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usto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88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Custos e @gronegócio Onl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525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Dados (Rio de Janeiro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0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Datagramazero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849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Decision 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010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Delito y Socieda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82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Desafio (Campo Grand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36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Desafios do Desenvolvimen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52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Desenvolvimento e Meio Ambiente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85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Desenvolvimento em Quest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89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Desigualdade &amp; Diversidade (PUC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97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Dialogando no Turismo (UNESP. Rosa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06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Diário Oficial da União. Seção 3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0-593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Direct Market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10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Direito, Estado e Sociedad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86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Dissertar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8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Divulgacao em Saude para Deba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38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Dom (Fundação Dom Cabr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735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DYNA (Medellí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86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Dynamis (FURB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98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 &amp; G. Economia e Gestão (Cessou em 2008. Cont. ISSN 1984-6606 Revista Economia &amp; Gestã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71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-Civitas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16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co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00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cological Economics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3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conomia &amp; Energi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58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conomia (Brasíl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9-747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conomía (Washington, D.C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05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conomia Aplicada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13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conomía Crítica y Desarroll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61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conomia e Sociedade (UNICAM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48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conomia Ensaios (UFU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744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conomia Global e Gestã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952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conomia UNA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258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conomic Inqui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013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conomic Journal (Londo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041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conómica (La Plat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292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conomics Bulleti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176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conomics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70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ducação Ambiental em 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70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ducação e Pesquis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83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ducação em Foco (Belo Horizonte. 2005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69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ducação em Revista (UFMG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677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ducacion Fisica y Depor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06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ducar em Revist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07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gesta (UNISANT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50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instein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9-268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JBO. Electronic Journal of Business and Organization Eth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749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lectronic Govern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87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letroevolução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2-344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lsevier (Amsterda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6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m Foco (Santaré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89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m Questão (UFRG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325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mergence (Mahwah, N.J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496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merging Markets Finance &amp; Trad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14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merging Markets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2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ncontros Bibli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614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nfermería Glob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08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nfoque: Reflexão Contábi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15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ngenharia Sanitária e Ambient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31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ngevista (UF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924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ngineering Management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03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nsaio (Fundação Cesgranrio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ADMINISTRAÇÃO, CIÊNCIAS CONTÁBEIS E TURISMO <text:s text:c="6"/></text:p>
          </table:table-cell>
          <table:table-cell office:value-type="string">
            <text:p>Ensaio Avaliação e Políticas Públicas em Educação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72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nsaios FE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585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nvironment, Development and Sustainabil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91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PGE Ensaios Economicos (FGV/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14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scola Anna N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101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spacios (Caraca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40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ssentia (Sobral/C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675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stado, Gobierno, Gestión Pública (Impres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584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studios y Perspectivas en Turism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3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studo &amp; Debate (UNIVATE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studos Avançados (US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00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studos de Sociologia (Recif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14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studos de Sociologia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12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studos do CEPE (UNIS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28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studos e Pesquisas em Psic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16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studos Econômicos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9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studos em Jornalismo e Mídia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98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studos Geográficos (UNE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18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studos Historicos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7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studos Interdisciplinares sobre o Envelheciment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31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studos Tecnológico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59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TD : Educação Temática Digit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849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uro As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221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uropean Journal of Operation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ADMINISTRAÇÃO, CIÊNCIAS CONTÁBEIS E TURISMO <text:s text:c="6"/></text:p>
          </table:table-cell>
          <table:table-cell office:value-type="string">
            <text:p>European Retail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513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volution and Human Behavio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17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xpert Systems with Appl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80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xtensão Rural (Santa Mar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5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Extr@to (Piracica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50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FACEF Pesqui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90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Faces : Revista de Administração (Belo Horizonte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22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FACOM (FAA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97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Fênix (UFU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306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Fermentum (Merid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84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Financeiro (São Paul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95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Financeiro (São Paulo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71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Fonte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89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Forças Armadas em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934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Forest Policy and Eco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64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Fórum Administrativ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443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Fruit Process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328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Futures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91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Geografia (Rio Clar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6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Geosul (UFSC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14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GEPROS. Gestão da Produção, Operações e Sistem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43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GEPROS. Gestão da Produção, Operações e Sistema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10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Gestão &amp; Planejamento (Salvado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30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Gestão &amp; Produção (UFSCAR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79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Gestão &amp; Regional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36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Gestão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43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Gestão e Desenvolvimento (FEEVAL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5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Gestão e Sociedade (UFM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82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Gestão.Or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81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Global Manager (FS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752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Global Media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64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Governet. Boletim de Licitações e Contrat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68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Governet. Boletim Recursos Human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624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Government Information Quarterl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97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GV Executiv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7-951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Hermès (Paris. 1988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9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Historia &amp; Perspectivas (UFU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78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História e-Histó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899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Hochschul- und Studienfuhrer - Hochschule fur Technik und Wirtschaft Dresden, F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23-329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Hommes et Migrations. Documents (Cessou em1986. Cont. ISSN 1142-852X Hommes &amp; Migrations (1987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06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Horizonte Científico (Uberlând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8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Horizontes Antropológicos (UFRGS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86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HSM Managemen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726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Human Relations (New York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7-338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beroamericana (Madri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7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deias (UNI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1-573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FIP (Bosto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76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HU On-Line (UNISINO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79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HU On-Line (UNISINOS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67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clusão Socia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0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dicadores Econômicos FE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69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fogeo (Curiti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213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formação &amp; Informação (Cessou em 2002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14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formação &amp; Sociedade (UFPB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40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formações Econômica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32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formações Econômica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10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formation Technology for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36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forme Agropecuário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67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forme Gepec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15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forme GEPEC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4-242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novative Marketing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94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sight Inteligência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01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grAção (FGV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14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gração (USJ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6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ligência Empresarial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01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ações (UCDB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69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american Journal of Psyc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84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com (São Paul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50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com (São Paulo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03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face (Nat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99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faces Brasil/Canadá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81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faces de Saberes (FAFICA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593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Business Revie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34-764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accounting and Information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800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Accounting, Auditing and Performance Evalu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0-898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Arts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951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Automotive Technology and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232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Bank Market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25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Behavioral Developmen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4-546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Business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956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Business Strate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0-715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Business Studi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642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Consumer Studi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611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Contemporary Hospitality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0-066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Electronic Customer Relationship Manage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388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Electronic Government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509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Entrepreneurship and Innovation Management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677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Environment and Sustainable Develop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207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Forecast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993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Green Economic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992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Green Econom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056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High Performance Computing and Network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431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Hospitality Manage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519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Human Resource Manage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18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Industrial Organiz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401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Information Manage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819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Innovation and Learn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877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Innovation and Technology Management (IJIT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3-919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Innovation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130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Internet and Enterprise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7-952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Knowledge, Culture and Change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485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Learning and Intellectual Capit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642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Liability and Scientific Enqui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09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Logistics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13-018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913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Managerial Fina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772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Manpow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357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Operations &amp; Production Manage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527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Production Eco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803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Simulation: Systems, Science &amp;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92-266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Social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194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Software Engineering and Knowledge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241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Strategic Managemen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879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Technology Marketing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024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Theoretical and Applied Fina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109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Web-Based Learning and Teaching Technolog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106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Journal of Wine Business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2-138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Public Management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521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Review of Financial Analy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601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ational Transactions in Operation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86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next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4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Science Pla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29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seção (Impresso)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25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terseção (Online)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347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venio (Rosari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4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vestigação (Franc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166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vestigación Económica - Facultad de Economía de la Universidad Nacional Autónoma de México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0-496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nvestment Management &amp; Financial Innovation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311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OBC/WPRS Bulleti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97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P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9-731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ssues in Information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66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Itinerarium (Rio de Janeiro. 2008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3-990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AMAR. Journal of Applied Management Accounting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55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rnal da Ciên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04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SCM. Journal of Operations and Supply Chain Managemen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871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Academy of Business and Econom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26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Banking &amp; Fina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54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Business Eth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296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Busines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48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Canadian Petroleum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652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Cleaner Produc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873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Commercial Bio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081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Consumer Behaviou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862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Consumer Satisfaction, Dissatisfaction and Complaining Behavio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500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Corporate Citizenship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19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Corporate Finance (Amsterda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7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Development Econom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07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Econometr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619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Economics and Busines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232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Education for Busines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293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Electronic Commerce in Organiz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979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Emerging Marke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308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Financial Stabil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551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Intelligent Manufactu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803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International Business and Econom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174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International Develop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633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International Finance and Econom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425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International Manage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327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Knowledge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37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Mamma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38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Management Studies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038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Manufacturing Technology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696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Operations Manage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481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Organisational Change Manage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347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Post Keynesian Eco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670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Service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272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Technology Management &amp; Innov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070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the Academy of Marketing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568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f the Operational Research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182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urnal on Chain and Network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63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Jovens Pesquisador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9155-525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Latin American Advances in Consumer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852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Latin American Business Review (Binghamton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52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Le Monde Diplomatique (Brasi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95-483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Le Monde Diplomatique (Wyd. polski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647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Learning Organiz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346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Lecturas Educación Física y Deportes (Buenos Air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974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Lecture Notes in Computer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5-844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Lecture Notes in Economics and Mathematical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980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Legislative Studies Quarterl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877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LEISA - Revista de Agroec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63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Leopoldianum (UNISANT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49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Língua Portugues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84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Locus (ANPROTE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79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Locus Científic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51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Lumen (Recif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174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Management Decis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6-169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Management International (Montréa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543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Management Research (Armonk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917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Management Research New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690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Managerial Auditing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435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Managerial Fina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24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Mandrágora (São Bernardo do Camp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270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Maquinas e Met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63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Marketing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450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Marketing Intelligence &amp; Plann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593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Marketing Theo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54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Matemática Universit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82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Mediação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ADMINISTRAÇÃO, CIÊNCIAS CONTÁBEIS E TURISMO <text:s text:c="6"/></text:p>
          </table:table-cell>
          <table:table-cell office:value-type="string">
            <text:p>Meio de Cultura - Hospital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89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Mnemosine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80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Mosaico (Goiân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54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Movimento (UFRG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09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MundoPM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07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Natureza &amp; Conservaçã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40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Negócios e Talent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8-452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Negotiation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04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Networks (New York, N.Y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027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North American Actuarial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35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Nova Economia (UFMG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60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Nucleus (Ituverav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1-355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Nueva Socieda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27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Nutrição em Pau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05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O Papel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7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Observatório da Imprens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835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Observatorio de la Economía Latinoamerica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27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Oikos (Viçosa, M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69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Olam: Ciência &amp; Tecnologia (Rio Claro. CD-Ro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048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Omega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23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Organicom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85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Organizações &amp; Sociedad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04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Organizações em Context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7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Organizações Rurais e Agroindustriais (UFL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6-026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Organization &amp; Environ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703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Organization Science (Providence, R.I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0-840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Organization Studi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52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Os Urbanitas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081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Oxford Development Studi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41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@rtes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63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aidéia (USP. Ribeirao Preto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712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asos (El Sauza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00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atrimônio: Lazer &amp; Turismo (UNISANT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10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ensamento &amp; Real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50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ensar BH. Política Soci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41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ensar Contábi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90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erspectiva (Erexi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47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erspectiva (UFSC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75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erspectiva Econômica (São Leopoldo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19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erspectivas Contemporâne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93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erspectivas em Ciência da Informaçã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0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esquisa &amp; Debate (PUCSP. 1985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02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esquisa &amp; Debate (São Paulo. 1985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83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esquisa &amp; Desenvolvimento Engenharia de Produ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55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esquisa e Planejamento Econômico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59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esquisa Naval (SD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43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esquisa Operacional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90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esquisas e Práticas Psicossoci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27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esticidas (UFP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2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lástico Industri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66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olítica Externa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912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olitical Research Quarterl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76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ontodeAcesso (UF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471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opulation Review. (Cessou em 1998. Cont.1549-0955 Population Review (Online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3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ortal da Classe Contáb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24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ráxis Educ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72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retexto (Belo Horizont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315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risma.co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0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ró-Posições (UNICAM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1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rodução (São Paulo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05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roduct (IGD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66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roduto &amp; Produçã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972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roject Management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48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si (Londrin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37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sico (PUCR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27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sico-USF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31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sicologia &amp; Sociedad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92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sicologia (Florianópolis) (Cessou em 2008. Cont. ISSN 1984-6657 Revista Psicologia: Organizações e Trabalh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1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sicologia Argumento (PUCPR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18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sicologia e Sociedade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7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sicologia em Estudo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16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sicologia em Revista (Impres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085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sicología Polít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41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sicologia, Ciência e Profissão - Diálog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89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sicologia: Ciência e Profiss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97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sicologia: Reflexão e Crítica (UFRGS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903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ublic Management Review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26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Pubvet (Londri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38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Quaestio Iuri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28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Qualit@s (UE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014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Qualitative Report (Online) (Cessou em 199u. Cont. Qualitative report (Online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70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AC Eletrôn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5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AC. Revista de Administração Contemporâne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75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ACE : Revista de Administração do Cesus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8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ACE : Revista de Administração, Contabilidade e Econom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1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ACI. Revista de Administração e Ciências Contábeis do IDEAU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33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AD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59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A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4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AE Eletrônic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84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AFI. Revista de Administração FAESP-IPC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20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AHIS. Revista de Administração Hospitalar e Inovação em Saú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03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AI : Revista de Administração e Inov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7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AM. Revista de Administração Mackenzi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95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ama : Revista em Agronegócio e Meio Ambien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96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AU. Revista de Administração Unis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48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AUSP-e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4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BC: Revista Brasileira de Contabilid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93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BCEH. Revista Brasileira de Ciências do Envelhecimento Human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40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BPG. Revista Brasileira de Pós-Gradu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64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CA. Revista de Controle e Administr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68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DE. Revista de Desenvolvimento Econômic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12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A. Revista Eletrônica de Administração (Franca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31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Ad. Revista Eletrônica de Administração (Porto Alegre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16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BAP. Revista Brasileira de Administração Polí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48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BRAE. Revista Brasileira de Estraté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38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CADM : Revista Eletrônica de Ciência Administrat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0-511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cent Advances in Electrical Engineer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26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CITEC. Revista de ciência e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0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des (Santa Cruz do Sul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018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des, Revista Hispana para el Análisis de Redes Social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27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GE. Revista de Gestão USP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07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GES: Revista Eletrônica de Gest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83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lações Human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39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latórios de Pesquisa em Engenharia de Produção (UFF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91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NOTE. Revista Novas Tecnologias na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04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set (Estáci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02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una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260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ew of Business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202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ew of Economic Dynam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144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(Cambridge, Mass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96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Acadêmica Observatório de Inovação do Turism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79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ADMpg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08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ADMpg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91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Agricultura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16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Alcanc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53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ANGRAD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96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ANPEC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21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Ártem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2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Aulas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10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Avaliação de Políticas Públ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00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Brasileira de Administração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42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Brasileira de Administração Pública e de Empres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51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Brasileira de Armazena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69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Brasileira de Biblioteconomia e Documentaçã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0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Brasileira de Ciências Sociais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7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Brasileira de Direito Públ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4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Brasileira de Economia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40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Brasileira de Educação Profissional e Tecnológ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87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Brasileira de Engenharia de Pes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8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Brasileira de Estudos Pedagogic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95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Brasileira de Estudos Regionais e Urban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11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Brasileira de Estudos Urbanos e Regionais (ANPU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73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Brasileira de Finança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80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Brasileira de Gestão de Negócio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89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Brasileira de Gestão de Negócios (São Paul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39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Brasileira de Gestão e Desenvolvimento Reg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50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Brasileira de Inov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39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Brasileira de Orientação Profiss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12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Brasileira de Pesquisa em Turism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75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Brasileira de Probabilidade e Estatís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81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Brasileira de Recursos Hídric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72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Brasileira de Risco e Segur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65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Brasileira de Segurança Públ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53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Canavieir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78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Catarinense da Ciência Contáb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66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CESUMA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89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Ciências Administrativas (UNIFO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12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Científica (Faculdade Anchieta de Ensino Superior do Paraná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07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Científica do Centro Universitário de Barra Mans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7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Contabilidade &amp; Finança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57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Contabilidade &amp; Finança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488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Contaduría Públ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49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Contemporânea (UERJ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78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Contemporânea de Ciências Sociais Aplicadas da FAPLA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82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Contemporânea de Contabilidade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88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a ABOP (Cessou em 1999. Cont. ISSN 1679-3390 Revista Brasileira de Orientação Profissional (Impresso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74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a CGU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ADMINISTRAÇÃO, CIÊNCIAS CONTÁBEIS E TURISMO <text:s text:c="6"/></text:p>
          </table:table-cell>
          <table:table-cell office:value-type="string">
            <text:p>Revista da Ciência da Administr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623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a Escola de Enfermagem da USP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31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a ESP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7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a FA7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23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a FA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53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a Micro e Pequena Empresa (FAC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40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a Pesquisa &amp; Pós-Gradu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13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a Pós-Graduação (FIEO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0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a UNIFEB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210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Administração (FEA-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52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Administração (URI. Frederico Westphale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93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Administração da FEAD-Min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65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Administração da UFS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35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administração da Unime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0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Administração Municip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1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Administração Pública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86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Ciências da Administração (CAD/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7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Ciências Gerenc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8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Ciências Humanas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66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Conjun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70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Contabilidade da UFB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15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Contabilidade do Mestrado em Ciências Contábei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882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Contabilidade e Finanç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48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Contabilidade e Organizaçõ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8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Direito (Ita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10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Direito Público da Econom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01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Econometr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97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Economia &amp; Relações Internacion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578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Economia (Curiti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84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Economia Contemporâne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60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Economia e Administr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61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Economia e Agronegóc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38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Economia e Gestão Empresa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0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Economia e Sociologia Rural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00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Economia Mackenzi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5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Economia Política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67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Economia Política e História Econôm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77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Educação (Ita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61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Educação e Pesquisa em Contabilida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77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Estudos da Comunicaçã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64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Estudos de Administração (UNIJUÍ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04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Estudos Sociais (UFM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85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Estudos Tributários (Porto 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46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Estudos Turíst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64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Gestão da Tecnologia e Sistemas de Informa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77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Gestão da Tecnologia e Sistemas de Informação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09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Gestão Pública/DF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96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Informação Contábil (UFP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025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la CEPAL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732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la Escuela de Perfeccionamiento en Investigación Operat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24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Matemática e Estatística (Online) (Cessou em 2007. Cont. ISSN 1983-0823 Revista Brasileira de Biometr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84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Negócios (Cessou em 200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43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Negócio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69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Negócios Internacionais (UNIME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Nutriçã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96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Política Agrícol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74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Politicas Publicas (UFM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90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Psicologia : Teoria e Prátic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 Saúde Pública (USP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5-237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l CLAD Reforma y Democrac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689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l Instituto Internacional de Cost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06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esenbah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06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o CCEI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91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o Centro de Ciências Sociais e Humanas, Universidade Federal de Santa Maria (Cessou em 1983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92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o Conselho Regional de Contabilidade do Rio Grande do Su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82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o Cour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58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o Departamento de Geografia, Universidade de São Paul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48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o Instituto Histórico e Geográfico do Rio Grande do Su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58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o Observatório do Milênio de Belo Horizon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24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o Serviço Públic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21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dos Transportes Públic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95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Econômica do Nordes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019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Electrónica de Ciencia Penal y Criminologí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358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Electrónica de Psicología Política (En líne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471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Electrónica Iberoamericana Sobre Calidad, Eficacia y Cambio en Educació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94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Eletrônica de Enfermage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ADMINISTRAÇÃO, CIÊNCIAS CONTÁBEIS E TURISMO <text:s text:c="6"/></text:p>
          </table:table-cell>
          <table:table-cell office:value-type="string">
            <text:p>Revista Eletrônica de Estratégia e Negóci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64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Eletrônica de Turismo Cultural (U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66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Eletrônica do CRCR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11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Eletrônica Lato Sensu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420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Eletrônica Mestrado em Administr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995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Eletrônica Produção &amp; Engenha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81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Enfoques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8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Espaço Acadêmico (UE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887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Española de Desarrollo y Cooperació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59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Estácio Papirus (FES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85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Factus (Impresso) (Cessou em 2007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04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FAEEB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54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FAMECO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3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Gaúcha de Enfermagem (UFRG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76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Gerenciais (UNINOV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47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Gestão &amp; Tecn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44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Gestão Industri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58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Global Tourism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75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Hospital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294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Iberoamericana de Contabilidad de Gestió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650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Iberoamericana de Educación (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272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Iberoamericana de Ingeniería Mecán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6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Interfa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757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IOB Trabalhista e Previdenci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80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Jurídica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75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Jurídica da Universidade de Cuiabá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98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Katálysi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34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Latino-Americana de Enfermagem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2-715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Latinoamericana de Ciencias Sociales, Niñez y Juventu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7-882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Latinoamericana y del Caribe de la Asociacio´n de Sistemas de Informacio´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39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Limpeza Públ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81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Língua &amp; Literatu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15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LTr. Legislação do Trabalh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94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Magister de Direito Trabalhista e Previdenciár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14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Mal-Estar e Subjetividad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54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Mediações (U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98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Mineira de Contabilid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86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Novos Rum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5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Observatório Itaú Cultur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75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Organizações em Context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0-498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Panamericana de Salud Pública (Impresa) / Pan American Journal of Public Health (Impres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59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Pensamento Contemporâneo em Administração (UF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446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Portuguesa e Brasileira de Gestão (Lisbo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06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Portuguesa e Brasileira de Gestão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90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Produção Onl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49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Psicologia Polític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3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Symposium (Lavr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9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Tecnologia (UNIF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04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Tecnologia e Socie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72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Tempo de Conqu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91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Trabalho &amp; Ambien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1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Tributária e de Finanças Públ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74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Turismo &amp; Desenvol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486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Turismo em Análi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18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UNIABEU (Cessou em 2007. Foi desdobrado em dois: ISSN 1983-0734 Revista UNIABEU. Saúde e Educação e ISSN 1983-0742 Revista UNIABEU. Tecnologia e Human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27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UNIVA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57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Universidade Rural. Série Ciências Exatas e da Terra (UFR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25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Universidade Rural. Série Ciências Humanas (Cessou em 2007. Cont. ISSN 2175-1196 Ciências Humanas e Sociais em Revist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33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Universo Contábi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78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UNIVILL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8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ista US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95-583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ue de Droit des Affaires International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0-170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evue Internationale de Psychosociolog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72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GO. Revista de Gestão Organizacional (UNOCHAPECÓ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82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GSA: Revista de Gestão Social e Ambient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03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IC@. Revista Interdisciplinar Científica Aplicad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44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io's International Journal on Sciences of Industrial and Systems Engineering and Managemen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94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NTI. Revista Negócios e Tecnologia da Informação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14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PA Brasil (Maringá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86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umos (João Pesso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2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Rumos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16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 &amp; G. Sistemas &amp; Gest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95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aber Acadêm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719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AE Technical Paper Seri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238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alud Colectiv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5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aneamento Ambi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3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ão Paulo em Perspecti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9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aúde e Sociedade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10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aúde em Debat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5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aúde em Revista (UNIME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721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cience, Technology and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72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cientia Una (FOC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316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CMS Journal of Indian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5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emina. Ciências Agrária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31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enatus (Senado Feder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6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equência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94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er Social (UnB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29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érie Documenta (UFRJ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62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erviço Social &amp; Sociedad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84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erviço Social em Revist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06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inapse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36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inergia (FUR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ADMINISTRAÇÃO, CIÊNCIAS CONTÁBEIS E TURISMO <text:s text:c="6"/></text:p>
          </table:table-cell>
          <table:table-cell office:value-type="string">
            <text:p>SLPTMD Working Paper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62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ociais e Huma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7-111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ocial Responsibility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089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ocial Science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86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ociedade em Debate (UCPe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324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tochastic Environmental Research and Risk Assessmen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209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trategic Management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854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upply Chain Manage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769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ymposium (Recif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69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ynergismus Scyentifica UTFP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0-498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ystèmes d'Information et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702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Systems Research and Behavioral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82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&amp;C Amazôn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555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amara (Las Cruces, N.M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21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E em Revista (UniDF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168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écnica Administrativ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96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EMA. Tendências em Matemática Aplicada e Comput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11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endências da Pesquisa Brasileira em Ciência da Inform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24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eoria &amp; Prática (Limei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96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eoria e Evidencia Economica (UPF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37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eoria e Prática da Educ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27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errae (Campina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0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exto &amp; Contexto Enfermagem (UFSC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46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exto para Discussão (Campin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01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extos de Econom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7-376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extos de la Cibersociedad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3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he American Journal of Tropical Medicine and Hygie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779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he E-Business Review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1-483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he Electronic Journal on Information Systems in Developing Countr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5-430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he European Physical Journal. B, Condensed Matter Physics (Cessou em 1997. Funfiu-se com ISSN 0722-3277 Zeitschrift für Physik. B, Condensed Matter e ISSN 1434-6028 The European Physical Journal. B, Condensed Matter Physics (Print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686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he ICFAI Journal of Applied Econo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908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he ICFAI Journal of Behavioral Fina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750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he International Food and Agribusiness Management Review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ADMINISTRAÇÃO, CIÊNCIAS CONTÁBEIS E TURISMO <text:s text:c="6"/></text:p>
          </table:table-cell>
          <table:table-cell office:value-type="string">
            <text:p>The International Journal of Applied Management and 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376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he Journal of Consumer Market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243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he Journal of Database Marketing &amp; Customer Strategy Manage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121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he Journal of Risk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915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he Open Business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476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hunderbird International Business Review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4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omo (UF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337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otal Quality Management and Business Excellence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358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ourism and Hospitalit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78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ransinform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8564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ransportation Research. Part A, Policy and Practi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71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ransportes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57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ravessia (Sa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44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urismo e Socied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54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urismo em Analise (Cessou em 2007. Cont. ISSN 1984-4867 Revista Turismo em Anális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39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urismo. Visão e Ação (Itajaí) (Cessou em 2007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8-526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TURyDES (Málag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77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Udesc em 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011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UnB Contábil (Cessou em 2007. Cont. ISSN 1984-3925 Contabilidade, Gestão e Governanç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39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Universo Administr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7-622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Urban Public Economics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1787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Utilities Polic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71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Valor Econôm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88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Varia Scientia (UNIOES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106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Venture Capital (Londo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277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Venture Capital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839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VeraCidade (Salvador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45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VeraCidade (Salvador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395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Veritas (Porto Alegr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843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Vértices (Campos dos Goitacaz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088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Visiones de la Educació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06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Você S.A.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053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Waste Management (Elms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942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Women in Management Review (Cessou em 2007. Cont. ISSN 1754-2413 Gender in Management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548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Working Paper Séries - Banco Central do Brasil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5602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World Aquacultur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50X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World Develop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7-805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World Leisure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1-8755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WSEAS Transactions on Computer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9-2750</text:p>
          </table:table-cell>
          <table:table-cell office:value-type="string">
            <text:p>ADMINISTRAÇÃO, CIÊNCIAS CONTÁBEIS E TURISMO <text:s text:c="6"/></text:p>
          </table:table-cell>
          <table:table-cell office:value-type="string">
            <text:p>WSEAS Transactions on Compu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3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35:11</dc:date>
    <dc:creator>Marco Silva</dc:creator>
    <meta:document-statistic meta:table-count="1" meta:cell-count="4177" meta:object-count="0"/>
    <meta:generator>OpenOffice.org/3.2$Unix OpenOffice.org_project/320m12$Build-9483</meta:generator>
  </office:meta>
</office:document-meta>
</file>